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2.38pt" svg:y="9.61pt">
            <draw:object draw:notify-on-update-of-ranges="Sheet1.B1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31.6pt" svg:y="274.82pt">
            <draw:object draw:notify-on-update-of-ranges="Sheet1.J1:Sheet1.J21 Sheet1.K1:Sheet1.K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906.15pt" svg:y="4.51pt">
            <draw:object draw:notify-on-update-of-ranges="Sheet1.M1:Sheet1.M21 Sheet1.N1:Sheet1.N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1543.01pt" svg:y="10.54pt">
            <draw:object draw:notify-on-update-of-ranges="Sheet1.W1:Sheet1.W21 Sheet1.X1:Sheet1.X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893.57pt" svg:y="314.7pt">
            <draw:object draw:notify-on-update-of-ranges="Sheet1.AA23:Sheet1.AA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2195.49pt" svg:y="86.57pt">
            <draw:object draw:notify-on-update-of-ranges="Sheet1.AH7:Sheet1.AH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" calcext:value-type="float">
            <text:p>0.60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3.333333" calcext:value-type="float">
            <text:p>33.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.333333" calcext:value-type="float">
            <text:p>33.33333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7" calcext:value-type="float">
            <text:p>0.547</text:p>
          </table:table-cell>
          <table:table-cell table:number-columns-repeated="7"/>
          <table:table-cell office:value-type="float" office:value="27.5" calcext:value-type="float">
            <text:p>27.5</text:p>
          </table:table-cell>
          <table:table-cell office:value-type="float" office:value="9.090909" calcext:value-type="float">
            <text:p>9.090909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4.285714" calcext:value-type="float">
            <text:p>14.285714</text:p>
          </table:table-cell>
          <table:table-cell table:number-columns-repeated="8"/>
          <table:table-cell office:value-type="float" office:value="7.5" calcext:value-type="float">
            <text:p>7.5</text:p>
          </table:table-cell>
          <table:table-cell office:value-type="float" office:value="33.333333" calcext:value-type="float">
            <text:p>33.33333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table:number-columns-repeated="7"/>
          <table:table-cell office:value-type="float" office:value="26.25" calcext:value-type="float">
            <text:p>26.25</text:p>
          </table:table-cell>
          <table:table-cell office:value-type="float" office:value="4.761905" calcext:value-type="float">
            <text:p>4.761905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7.692308" calcext:value-type="float">
            <text:p>7.692308</text:p>
          </table:table-cell>
          <table:table-cell table:number-columns-repeated="8"/>
          <table:table-cell office:value-type="float" office:value="6.25" calcext:value-type="float">
            <text:p>6.25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4" calcext:value-type="float">
            <text:p>0.494</text:p>
          </table:table-cell>
          <table:table-cell table:number-columns-repeated="7"/>
          <table:table-cell office:value-type="float" office:value="26.875" calcext:value-type="float">
            <text:p>26.875</text:p>
          </table:table-cell>
          <table:table-cell office:value-type="float" office:value="2.325581" calcext:value-type="float">
            <text:p>2.325581</text:p>
          </table:table-cell>
          <table:table-cell/>
          <table:table-cell office:value-type="float" office:value="15.625" calcext:value-type="float">
            <text:p>15.62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.875" calcext:value-type="float">
            <text:p>6.875</text:p>
          </table:table-cell>
          <table:table-cell office:value-type="float" office:value="9.090909" calcext:value-type="float">
            <text:p>9.0909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8" calcext:value-type="float">
            <text:p>0.468</text:p>
          </table:table-cell>
          <table:table-cell table:number-columns-repeated="7"/>
          <table:table-cell office:value-type="float" office:value="26.5625" calcext:value-type="float">
            <text:p>26.5625</text:p>
          </table:table-cell>
          <table:table-cell office:value-type="float" office:value="1.176471" calcext:value-type="float">
            <text:p>1.176471</text:p>
          </table:table-cell>
          <table:table-cell/>
          <table:table-cell office:value-type="float" office:value="15.3125" calcext:value-type="float">
            <text:p>15.3125</text:p>
          </table:table-cell>
          <table:table-cell office:value-type="float" office:value="2.040816" calcext:value-type="float">
            <text:p>2.040816</text:p>
          </table:table-cell>
          <table:table-cell table:number-columns-repeated="8"/>
          <table:table-cell office:value-type="float" office:value="7.1875" calcext:value-type="float">
            <text:p>7.1875</text:p>
          </table:table-cell>
          <table:table-cell office:value-type="float" office:value="4.347826" calcext:value-type="float">
            <text:p>4.34782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2" calcext:value-type="float">
            <text:p>0.442</text:p>
          </table:table-cell>
          <table:table-cell table:number-columns-repeated="7"/>
          <table:table-cell office:value-type="float" office:value="26.71875" calcext:value-type="float">
            <text:p>26.71875</text:p>
          </table:table-cell>
          <table:table-cell office:value-type="float" office:value="0.584795" calcext:value-type="float">
            <text:p>0.584795</text:p>
          </table:table-cell>
          <table:table-cell/>
          <table:table-cell office:value-type="float" office:value="15.46875" calcext:value-type="float">
            <text:p>15.46875</text:p>
          </table:table-cell>
          <table:table-cell office:value-type="float" office:value="1.010101" calcext:value-type="float">
            <text:p>1.010101</text:p>
          </table:table-cell>
          <table:table-cell table:number-columns-repeated="8"/>
          <table:table-cell office:value-type="float" office:value="7.34375" calcext:value-type="float">
            <text:p>7.34375</text:p>
          </table:table-cell>
          <table:table-cell office:value-type="float" office:value="2.12766" calcext:value-type="float">
            <text:p>2.1276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7" calcext:value-type="float">
            <text:p>0.417</text:p>
          </table:table-cell>
          <table:table-cell table:number-columns-repeated="7"/>
          <table:table-cell office:value-type="float" office:value="26.796875" calcext:value-type="float">
            <text:p>26.796875</text:p>
          </table:table-cell>
          <table:table-cell office:value-type="float" office:value="0.291545" calcext:value-type="float">
            <text:p>0.291545</text:p>
          </table:table-cell>
          <table:table-cell/>
          <table:table-cell office:value-type="float" office:value="15.390625" calcext:value-type="float">
            <text:p>15.390625</text:p>
          </table:table-cell>
          <table:table-cell office:value-type="float" office:value="0.507614" calcext:value-type="float">
            <text:p>0.507614</text:p>
          </table:table-cell>
          <table:table-cell table:number-columns-repeated="8"/>
          <table:table-cell office:value-type="float" office:value="7.421875" calcext:value-type="float">
            <text:p>7.421875</text:p>
          </table:table-cell>
          <table:table-cell office:value-type="float" office:value="1.052632" calcext:value-type="float">
            <text:p>1.05263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2" calcext:value-type="float">
            <text:p>0.392</text:p>
          </table:table-cell>
          <table:table-cell table:number-columns-repeated="7"/>
          <table:table-cell office:value-type="float" office:value="26.757812" calcext:value-type="float">
            <text:p>26.757812</text:p>
          </table:table-cell>
          <table:table-cell office:value-type="float" office:value="0.145985" calcext:value-type="float">
            <text:p>0.145985</text:p>
          </table:table-cell>
          <table:table-cell/>
          <table:table-cell office:value-type="float" office:value="15.351562" calcext:value-type="float">
            <text:p>15.351562</text:p>
          </table:table-cell>
          <table:table-cell office:value-type="float" office:value="0.254453" calcext:value-type="float">
            <text:p>0.254453</text:p>
          </table:table-cell>
          <table:table-cell table:number-columns-repeated="8"/>
          <table:table-cell office:value-type="float" office:value="7.460938" calcext:value-type="float">
            <text:p>7.460938</text:p>
          </table:table-cell>
          <table:table-cell office:value-type="float" office:value="0.52356" calcext:value-type="float">
            <text:p>0.5235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8" calcext:value-type="float">
            <text:p>0.368</text:p>
          </table:table-cell>
          <table:table-cell table:number-columns-repeated="7"/>
          <table:table-cell office:value-type="float" office:value="26.777344" calcext:value-type="float">
            <text:p>26.777344</text:p>
          </table:table-cell>
          <table:table-cell office:value-type="float" office:value="0.072939" calcext:value-type="float">
            <text:p>0.072939</text:p>
          </table:table-cell>
          <table:table-cell/>
          <table:table-cell office:value-type="float" office:value="15.371094" calcext:value-type="float">
            <text:p>15.371094</text:p>
          </table:table-cell>
          <table:table-cell office:value-type="float" office:value="0.127065" calcext:value-type="float">
            <text:p>0.127065</text:p>
          </table:table-cell>
          <table:table-cell table:number-columns-repeated="8"/>
          <table:table-cell office:value-type="float" office:value="7.480469" calcext:value-type="float">
            <text:p>7.480469</text:p>
          </table:table-cell>
          <table:table-cell office:value-type="float" office:value="0.261097" calcext:value-type="float">
            <text:p>0.261097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4" calcext:value-type="float">
            <text:p>0.344</text:p>
          </table:table-cell>
          <table:table-cell table:number-columns-repeated="7"/>
          <table:table-cell office:value-type="float" office:value="26.787109" calcext:value-type="float">
            <text:p>26.787109</text:p>
          </table:table-cell>
          <table:table-cell office:value-type="float" office:value="0.036456" calcext:value-type="float">
            <text:p>0.036456</text:p>
          </table:table-cell>
          <table:table-cell/>
          <table:table-cell office:value-type="float" office:value="15.380859" calcext:value-type="float">
            <text:p>15.380859</text:p>
          </table:table-cell>
          <table:table-cell office:value-type="float" office:value="0.063492" calcext:value-type="float">
            <text:p>0.063492</text:p>
          </table:table-cell>
          <table:table-cell table:number-columns-repeated="8"/>
          <table:table-cell office:value-type="float" office:value="7.470703" calcext:value-type="float">
            <text:p>7.470703</text:p>
          </table:table-cell>
          <table:table-cell office:value-type="float" office:value="0.130719" calcext:value-type="float">
            <text:p>0.13071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1" calcext:value-type="float">
            <text:p>0.321</text:p>
          </table:table-cell>
          <table:table-cell table:number-columns-repeated="7"/>
          <table:table-cell office:value-type="float" office:value="26.782227" calcext:value-type="float">
            <text:p>26.782227</text:p>
          </table:table-cell>
          <table:table-cell office:value-type="float" office:value="0.018232" calcext:value-type="float">
            <text:p>0.018232</text:p>
          </table:table-cell>
          <table:table-cell/>
          <table:table-cell office:value-type="float" office:value="15.385742" calcext:value-type="float">
            <text:p>15.385742</text:p>
          </table:table-cell>
          <table:table-cell office:value-type="float" office:value="0.031736" calcext:value-type="float">
            <text:p>0.031736</text:p>
          </table:table-cell>
          <table:table-cell table:number-columns-repeated="8"/>
          <table:table-cell office:value-type="float" office:value="7.46582" calcext:value-type="float">
            <text:p>7.46582</text:p>
          </table:table-cell>
          <table:table-cell office:value-type="float" office:value="0.065402" calcext:value-type="float">
            <text:p>0.06540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8" calcext:value-type="float">
            <text:p>0.298</text:p>
          </table:table-cell>
          <table:table-cell table:number-columns-repeated="7"/>
          <table:table-cell office:value-type="float" office:value="26.779785" calcext:value-type="float">
            <text:p>26.779785</text:p>
          </table:table-cell>
          <table:table-cell office:value-type="float" office:value="0.009117" calcext:value-type="float">
            <text:p>0.009117</text:p>
          </table:table-cell>
          <table:table-cell/>
          <table:table-cell office:value-type="float" office:value="15.388184" calcext:value-type="float">
            <text:p>15.388184</text:p>
          </table:table-cell>
          <table:table-cell office:value-type="float" office:value="0.015865" calcext:value-type="float">
            <text:p>0.015865</text:p>
          </table:table-cell>
          <table:table-cell table:number-columns-repeated="8"/>
          <table:table-cell office:value-type="float" office:value="7.463379" calcext:value-type="float">
            <text:p>7.463379</text:p>
          </table:table-cell>
          <table:table-cell office:value-type="float" office:value="0.032712" calcext:value-type="float">
            <text:p>0.0327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5" calcext:value-type="float">
            <text:p>0.275</text:p>
          </table:table-cell>
          <table:table-cell table:number-columns-repeated="7"/>
          <table:table-cell office:value-type="float" office:value="26.781006" calcext:value-type="float">
            <text:p>26.781006</text:p>
          </table:table-cell>
          <table:table-cell office:value-type="float" office:value="0.004558" calcext:value-type="float">
            <text:p>0.004558</text:p>
          </table:table-cell>
          <table:table-cell/>
          <table:table-cell office:value-type="float" office:value="15.389404" calcext:value-type="float">
            <text:p>15.389404</text:p>
          </table:table-cell>
          <table:table-cell office:value-type="float" office:value="0.007932" calcext:value-type="float">
            <text:p>0.007932</text:p>
          </table:table-cell>
          <table:table-cell table:number-columns-repeated="8"/>
          <table:table-cell office:value-type="float" office:value="7.4646" calcext:value-type="float">
            <text:p>7.4646</text:p>
          </table:table-cell>
          <table:table-cell office:value-type="float" office:value="0.016353" calcext:value-type="float">
            <text:p>0.01635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3" calcext:value-type="float">
            <text:p>0.253</text:p>
          </table:table-cell>
          <table:table-cell table:number-columns-repeated="7"/>
          <table:table-cell office:value-type="float" office:value="26.780396" calcext:value-type="float">
            <text:p>26.780396</text:p>
          </table:table-cell>
          <table:table-cell office:value-type="float" office:value="0.002279" calcext:value-type="float">
            <text:p>0.002279</text:p>
          </table:table-cell>
          <table:table-cell/>
          <table:table-cell office:value-type="float" office:value="15.388794" calcext:value-type="float">
            <text:p>15.388794</text:p>
          </table:table-cell>
          <table:table-cell office:value-type="float" office:value="0.003966" calcext:value-type="float">
            <text:p>0.003966</text:p>
          </table:table-cell>
          <table:table-cell table:number-columns-repeated="8"/>
          <table:table-cell office:value-type="float" office:value="7.46521" calcext:value-type="float">
            <text:p>7.46521</text:p>
          </table:table-cell>
          <table:table-cell office:value-type="float" office:value="0.008176" calcext:value-type="float">
            <text:p>0.008176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1" calcext:value-type="float">
            <text:p>0.231</text:p>
          </table:table-cell>
          <table:table-cell table:number-columns-repeated="7"/>
          <table:table-cell office:value-type="float" office:value="26.78009" calcext:value-type="float">
            <text:p>26.78009</text:p>
          </table:table-cell>
          <table:table-cell office:value-type="float" office:value="0.00114" calcext:value-type="float">
            <text:p>0.00114</text:p>
          </table:table-cell>
          <table:table-cell/>
          <table:table-cell office:value-type="float" office:value="15.388489" calcext:value-type="float">
            <text:p>15.388489</text:p>
          </table:table-cell>
          <table:table-cell office:value-type="float" office:value="0.001983" calcext:value-type="float">
            <text:p>0.001983</text:p>
          </table:table-cell>
          <table:table-cell table:number-columns-repeated="8"/>
          <table:table-cell office:value-type="float" office:value="7.464905" calcext:value-type="float">
            <text:p>7.464905</text:p>
          </table:table-cell>
          <table:table-cell office:value-type="float" office:value="0.004088" calcext:value-type="float">
            <text:p>0.00408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table:number-columns-repeated="7"/>
          <table:table-cell office:value-type="float" office:value="26.780243" calcext:value-type="float">
            <text:p>26.780243</text:p>
          </table:table-cell>
          <table:table-cell office:value-type="float" office:value="0.00057" calcext:value-type="float">
            <text:p>0.00057</text:p>
          </table:table-cell>
          <table:table-cell/>
          <table:table-cell office:value-type="float" office:value="15.388336" calcext:value-type="float">
            <text:p>15.388336</text:p>
          </table:table-cell>
          <table:table-cell office:value-type="float" office:value="0.000992" calcext:value-type="float">
            <text:p>0.000992</text:p>
          </table:table-cell>
          <table:table-cell table:number-columns-repeated="8"/>
          <table:table-cell office:value-type="float" office:value="7.465057" calcext:value-type="float">
            <text:p>7.465057</text:p>
          </table:table-cell>
          <table:table-cell office:value-type="float" office:value="0.002044" calcext:value-type="float">
            <text:p>0.0020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9" calcext:value-type="float">
            <text:p>0.189</text:p>
          </table:table-cell>
          <table:table-cell table:number-columns-repeated="7"/>
          <table:table-cell office:value-type="float" office:value="26.780167" calcext:value-type="float">
            <text:p>26.780167</text:p>
          </table:table-cell>
          <table:table-cell office:value-type="float" office:value="0.000285" calcext:value-type="float">
            <text:p>0.000285</text:p>
          </table:table-cell>
          <table:table-cell/>
          <table:table-cell office:value-type="float" office:value="15.38826" calcext:value-type="float">
            <text:p>15.38826</text:p>
          </table:table-cell>
          <table:table-cell office:value-type="float" office:value="0.000496" calcext:value-type="float">
            <text:p>0.000496</text:p>
          </table:table-cell>
          <table:table-cell table:number-columns-repeated="8"/>
          <table:table-cell office:value-type="float" office:value="7.465134" calcext:value-type="float">
            <text:p>7.465134</text:p>
          </table:table-cell>
          <table:table-cell office:value-type="float" office:value="0.001022" calcext:value-type="float">
            <text:p>0.00102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8" calcext:value-type="float">
            <text:p>0.168</text:p>
          </table:table-cell>
          <table:table-cell table:number-columns-repeated="7"/>
          <table:table-cell office:value-type="float" office:value="26.780128" calcext:value-type="float">
            <text:p>26.780128</text:p>
          </table:table-cell>
          <table:table-cell office:value-type="float" office:value="0.000142" calcext:value-type="float">
            <text:p>0.000142</text:p>
          </table:table-cell>
          <table:table-cell/>
          <table:table-cell office:value-type="float" office:value="15.388222" calcext:value-type="float">
            <text:p>15.388222</text:p>
          </table:table-cell>
          <table:table-cell office:value-type="float" office:value="0.000248" calcext:value-type="float">
            <text:p>0.000248</text:p>
          </table:table-cell>
          <table:table-cell table:number-columns-repeated="8"/>
          <table:table-cell office:value-type="float" office:value="7.465172" calcext:value-type="float">
            <text:p>7.465172</text:p>
          </table:table-cell>
          <table:table-cell office:value-type="float" office:value="0.000511" calcext:value-type="float">
            <text:p>0.0005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8" calcext:value-type="float">
            <text:p>0.148</text:p>
          </table:table-cell>
          <table:table-cell table:number-columns-repeated="7"/>
          <table:table-cell office:value-type="float" office:value="26.780148" calcext:value-type="float">
            <text:p>26.780148</text:p>
          </table:table-cell>
          <table:table-cell office:value-type="float" office:value="0.000071" calcext:value-type="float">
            <text:p>7.1E-05</text:p>
          </table:table-cell>
          <table:table-cell/>
          <table:table-cell office:value-type="float" office:value="15.388203" calcext:value-type="float">
            <text:p>15.388203</text:p>
          </table:table-cell>
          <table:table-cell office:value-type="float" office:value="0.000124" calcext:value-type="float">
            <text:p>0.000124</text:p>
          </table:table-cell>
          <table:table-cell table:number-columns-repeated="8"/>
          <table:table-cell office:value-type="float" office:value="7.465191" calcext:value-type="float">
            <text:p>7.465191</text:p>
          </table:table-cell>
          <table:table-cell office:value-type="float" office:value="0.000255" calcext:value-type="float">
            <text:p>0.00025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8" calcext:value-type="float">
            <text:p>0.128</text:p>
          </table:table-cell>
          <table:table-cell table:number-columns-repeated="7"/>
          <table:table-cell office:value-type="float" office:value="26.780157" calcext:value-type="float">
            <text:p>26.780157</text:p>
          </table:table-cell>
          <table:table-cell office:value-type="float" office:value="0.000036" calcext:value-type="float">
            <text:p>3.6E-05</text:p>
          </table:table-cell>
          <table:table-cell/>
          <table:table-cell office:value-type="float" office:value="15.388212" calcext:value-type="float">
            <text:p>15.388212</text:p>
          </table:table-cell>
          <table:table-cell office:value-type="float" office:value="0.000062" calcext:value-type="float">
            <text:p>6.2E-05</text:p>
          </table:table-cell>
          <table:table-cell table:number-columns-repeated="8"/>
          <table:table-cell office:value-type="float" office:value="7.465181" calcext:value-type="float">
            <text:p>7.465181</text:p>
          </table:table-cell>
          <table:table-cell office:value-type="float" office:value="0.000128" calcext:value-type="float">
            <text:p>0.000128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-0.152" calcext:value-type="float">
            <text:p>-0.1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08" calcext:value-type="float">
            <text:p>0.108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office:value-type="float" office:value="-0.174" calcext:value-type="float">
            <text:p>-0.1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9" calcext:value-type="float">
            <text:p>0.089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0.195" calcext:value-type="float">
            <text:p>-0.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" calcext:value-type="float">
            <text:p>0.0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.35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-0.216" calcext:value-type="float">
            <text:p>-0.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1" calcext:value-type="float">
            <text:p>0.05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0.324" calcext:value-type="float">
            <text:p>0.324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-0.237" calcext:value-type="float">
            <text:p>-0.2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2" calcext:value-type="float">
            <text:p>0.032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0.297" calcext:value-type="float">
            <text:p>0.29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-0.257" calcext:value-type="float">
            <text:p>-0.2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" calcext:value-type="float">
            <text:p>0.014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office:value-type="float" office:value="0.271" calcext:value-type="float">
            <text:p>0.27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-0.277" calcext:value-type="float">
            <text:p>-0.2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04" calcext:value-type="float">
            <text:p>-0.00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0.245" calcext:value-type="float">
            <text:p>0.24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-0.297" calcext:value-type="float">
            <text:p>-0.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22" calcext:value-type="float">
            <text:p>-0.022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0.219" calcext:value-type="float">
            <text:p>0.219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-0.317" calcext:value-type="float">
            <text:p>-0.3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39" calcext:value-type="float">
            <text:p>-0.039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0.194" calcext:value-type="float">
            <text:p>0.194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-0.336" calcext:value-type="float">
            <text:p>-0.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57" calcext:value-type="float">
            <text:p>-0.057</text:p>
          </table:table-cell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0.169" calcext:value-type="float">
            <text:p>0.169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-0.355" calcext:value-type="float">
            <text:p>-0.3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74" calcext:value-type="float">
            <text:p>-0.074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0.145" calcext:value-type="float">
            <text:p>0.14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-0.373" calcext:value-type="float">
            <text:p>-0.3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91" calcext:value-type="float">
            <text:p>-0.091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0.121" calcext:value-type="float">
            <text:p>0.12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-0.391" calcext:value-type="float">
            <text:p>-0.3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08" calcext:value-type="float">
            <text:p>-0.108</text:p>
          </table:table-cell>
          <table:table-cell table:number-columns-repeated="23"/>
          <table:table-cell office:value-type="float" office:value="11" calcext:value-type="float">
            <text:p>11</text:p>
          </table:table-cell>
          <table:table-cell office:value-type="float" office:value="0.098" calcext:value-type="float">
            <text:p>0.098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-0.409" calcext:value-type="float">
            <text:p>-0.4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24" calcext:value-type="float">
            <text:p>-0.124</text:p>
          </table:table-cell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0.075" calcext:value-type="float">
            <text:p>0.075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-0.427" calcext:value-type="float">
            <text:p>-0.4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141" calcext:value-type="float">
            <text:p>-0.141</text:p>
          </table:table-cell>
          <table:table-cell table:number-columns-repeated="23"/>
          <table:table-cell office:value-type="float" office:value="13" calcext:value-type="float">
            <text:p>13</text:p>
          </table:table-cell>
          <table:table-cell office:value-type="float" office:value="0.052" calcext:value-type="float">
            <text:p>0.05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-0.445" calcext:value-type="float">
            <text:p>-0.4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57" calcext:value-type="float">
            <text:p>-0.157</text:p>
          </table:table-cell>
          <table:table-cell table:number-columns-repeated="23"/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-0.462" calcext:value-type="float">
            <text:p>-0.4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173" calcext:value-type="float">
            <text:p>-0.173</text:p>
          </table:table-cell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-0.479" calcext:value-type="float">
            <text:p>-0.4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189" calcext:value-type="float">
            <text:p>-0.189</text:p>
          </table:table-cell>
          <table:table-cell table:number-columns-repeated="23"/>
          <table:table-cell office:value-type="float" office:value="16" calcext:value-type="float">
            <text:p>16</text:p>
          </table:table-cell>
          <table:table-cell office:value-type="float" office:value="-0.013" calcext:value-type="float">
            <text:p>-0.013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-0.496" calcext:value-type="float">
            <text:p>-0.4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205" calcext:value-type="float">
            <text:p>-0.205</text:p>
          </table:table-cell>
          <table:table-cell table:number-columns-repeated="23"/>
          <table:table-cell office:value-type="float" office:value="17" calcext:value-type="float">
            <text:p>17</text:p>
          </table:table-cell>
          <table:table-cell office:value-type="float" office:value="-0.034" calcext:value-type="float">
            <text:p>-0.034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-0.513" calcext:value-type="float">
            <text:p>-0.5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221" calcext:value-type="float">
            <text:p>-0.221</text:p>
          </table:table-cell>
          <table:table-cell table:number-columns-repeated="23"/>
          <table:table-cell office:value-type="float" office:value="18" calcext:value-type="float">
            <text:p>18</text:p>
          </table:table-cell>
          <table:table-cell office:value-type="float" office:value="-0.055" calcext:value-type="float">
            <text:p>-0.055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table:number-columns-repeated="25"/>
          <table:table-cell office:value-type="float" office:value="19" calcext:value-type="float">
            <text:p>19</text:p>
          </table:table-cell>
          <table:table-cell office:value-type="float" office:value="-0.075" calcext:value-type="float">
            <text:p>-0.07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-0.546" calcext:value-type="float">
            <text:p>-0.546</text:p>
          </table:table-cell>
        </table:table-row>
        <table:table-row table:style-name="ro1">
          <table:table-cell table:number-columns-repeated="25"/>
          <table:table-cell office:value-type="float" office:value="20" calcext:value-type="float">
            <text:p>20</text:p>
          </table:table-cell>
          <table:table-cell office:value-type="float" office:value="-0.095" calcext:value-type="float">
            <text:p>-0.095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-0.563" calcext:value-type="float">
            <text:p>-0.563</text:p>
          </table:table-cell>
        </table:table-row>
        <table:table-row table:style-name="ro1">
          <table:table-cell table:number-columns-repeated="25"/>
          <table:table-cell office:value-type="float" office:value="21" calcext:value-type="float">
            <text:p>21</text:p>
          </table:table-cell>
          <table:table-cell office:value-type="float" office:value="-0.115" calcext:value-type="float">
            <text:p>-0.115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-0.579" calcext:value-type="float">
            <text:p>-0.579</text:p>
          </table:table-cell>
        </table:table-row>
        <table:table-row table:style-name="ro1">
          <table:table-cell table:number-columns-repeated="25"/>
          <table:table-cell office:value-type="float" office:value="22" calcext:value-type="float">
            <text:p>22</text:p>
          </table:table-cell>
          <table:table-cell office:value-type="float" office:value="-0.134" calcext:value-type="float">
            <text:p>-0.134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-0.595" calcext:value-type="float">
            <text:p>-0.595</text:p>
          </table:table-cell>
        </table:table-row>
        <table:table-row table:style-name="ro1">
          <table:table-cell table:number-columns-repeated="25"/>
          <table:table-cell office:value-type="float" office:value="23" calcext:value-type="float">
            <text:p>23</text:p>
          </table:table-cell>
          <table:table-cell office:value-type="float" office:value="-0.153" calcext:value-type="float">
            <text:p>-0.153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-0.611" calcext:value-type="float">
            <text:p>-0.611</text:p>
          </table:table-cell>
        </table:table-row>
        <table:table-row table:style-name="ro1">
          <table:table-cell table:number-columns-repeated="25"/>
          <table:table-cell office:value-type="float" office:value="24" calcext:value-type="float">
            <text:p>24</text:p>
          </table:table-cell>
          <table:table-cell office:value-type="float" office:value="-0.172" calcext:value-type="float">
            <text:p>-0.172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-0.627" calcext:value-type="float">
            <text:p>-0.627</text:p>
          </table:table-cell>
        </table:table-row>
        <table:table-row table:style-name="ro1">
          <table:table-cell table:number-columns-repeated="25"/>
          <table:table-cell office:value-type="float" office:value="25" calcext:value-type="float">
            <text:p>25</text:p>
          </table:table-cell>
          <table:table-cell office:value-type="float" office:value="-0.191" calcext:value-type="float">
            <text:p>-0.191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26" calcext:value-type="float">
            <text:p>26</text:p>
          </table:table-cell>
          <table:table-cell office:value-type="float" office:value="-0.209" calcext:value-type="float">
            <text:p>-0.209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27" calcext:value-type="float">
            <text:p>27</text:p>
          </table:table-cell>
          <table:table-cell office:value-type="float" office:value="-0.227" calcext:value-type="float">
            <text:p>-0.227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28" calcext:value-type="float">
            <text:p>28</text:p>
          </table:table-cell>
          <table:table-cell office:value-type="float" office:value="-0.245" calcext:value-type="float">
            <text:p>-0.245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29" calcext:value-type="float">
            <text:p>29</text:p>
          </table:table-cell>
          <table:table-cell office:value-type="float" office:value="-0.262" calcext:value-type="float">
            <text:p>-0.262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0" calcext:value-type="float">
            <text:p>30</text:p>
          </table:table-cell>
          <table:table-cell office:value-type="float" office:value="-0.28" calcext:value-type="float">
            <text:p>-0.28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1" calcext:value-type="float">
            <text:p>31</text:p>
          </table:table-cell>
          <table:table-cell office:value-type="float" office:value="-0.297" calcext:value-type="float">
            <text:p>-0.297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2" calcext:value-type="float">
            <text:p>32</text:p>
          </table:table-cell>
          <table:table-cell office:value-type="float" office:value="-0.314" calcext:value-type="float">
            <text:p>-0.314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3" calcext:value-type="float">
            <text:p>33</text:p>
          </table:table-cell>
          <table:table-cell office:value-type="float" office:value="-0.331" calcext:value-type="float">
            <text:p>-0.331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4" calcext:value-type="float">
            <text:p>34</text:p>
          </table:table-cell>
          <table:table-cell office:value-type="float" office:value="-0.347" calcext:value-type="float">
            <text:p>-0.347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5" calcext:value-type="float">
            <text:p>35</text:p>
          </table:table-cell>
          <table:table-cell office:value-type="float" office:value="-0.364" calcext:value-type="float">
            <text:p>-0.364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6" calcext:value-type="float">
            <text:p>36</text:p>
          </table:table-cell>
          <table:table-cell office:value-type="float" office:value="-0.38" calcext:value-type="float">
            <text:p>-0.38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7" calcext:value-type="float">
            <text:p>37</text:p>
          </table:table-cell>
          <table:table-cell office:value-type="float" office:value="-0.396" calcext:value-type="float">
            <text:p>-0.396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8" calcext:value-type="float">
            <text:p>38</text:p>
          </table:table-cell>
          <table:table-cell office:value-type="float" office:value="-0.413" calcext:value-type="float">
            <text:p>-0.413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39" calcext:value-type="float">
            <text:p>39</text:p>
          </table:table-cell>
          <table:table-cell office:value-type="float" office:value="-0.428" calcext:value-type="float">
            <text:p>-0.428</text:p>
          </table:table-cell>
          <table:table-cell table:number-columns-repeated="7"/>
        </table:table-row>
        <table:table-row table:style-name="ro1">
          <table:table-cell table:number-columns-repeated="25"/>
          <table:table-cell office:value-type="float" office:value="40" calcext:value-type="float">
            <text:p>40</text:p>
          </table:table-cell>
          <table:table-cell office:value-type="float" office:value="-0.444" calcext:value-type="float">
            <text:p>-0.44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35:49.780728666</meta:creation-date>
    <dc:date>2018-07-23T16:33:35.481225128</dc:date>
    <meta:editing-duration>PT5M34S</meta:editing-duration>
    <meta:editing-cycles>1</meta:editing-cycles>
    <meta:document-statistic meta:table-count="1" meta:cell-count="372" meta:object-count="6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4cm" style:legend-expansion="high" chart:style-name="ch2"/>
        <chart:plot-area chart:style-name="ch3" table:cell-range-address="Sheet1.B1:Sheet1.B41" svg:x="0.32cm" svg:y="0.18cm" svg:width="12.508cm" svg:height="8.64cm">
          <chartooo:coordinate-region svg:x="1.153cm" svg:y="0.34cm" svg:width="11.562cm" svg:height="8.32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1:Sheet1.B41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3">
                <text:p>0.603</text:p>
                <draw:g>
                  <svg:desc>Sheet1.B1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8">
                <text:p>-0.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4">
                <text:p>-0.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41">
                <text:p>-0.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57">
                <text:p>-0.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73">
                <text:p>-0.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9">
                <text:p>-0.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05">
                <text:p>-0.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21">
                <text:p>-0.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033cm" style:legend-expansion="high" chart:style-name="ch2"/>
        <chart:plot-area chart:style-name="ch3" table:cell-range-address="Sheet1.J1:Sheet1.K21" svg:x="1.278cm" svg:y="0.18cm" svg:width="11.549cm" svg:height="7.716cm">
          <chartooo:coordinate-region svg:x="1.899cm" svg:y="0.34cm" svg:width="10.741cm" svg:height="6.988cm"/>
          <chart:axis chart:dimension="x" chart:name="primary-x" chart:style-name="ch4">
            <chart:title svg:x="6.902cm" svg:y="8.076cm" chart:style-name="ch5">
              <text:p>T</text:p>
            </chart:title>
          </chart:axis>
          <chart:axis chart:dimension="y" chart:name="primary-y" chart:style-name="ch4">
            <chart:title svg:x="0.451cm" svg:y="6.027cm" chart:style-name="ch6">
              <text:p>Relative Approximate error</text:p>
            </chart:title>
            <chart:grid chart:style-name="ch7" chart:class="major"/>
          </chart:axis>
          <chart:series chart:style-name="ch8" chart:values-cell-range-address="Sheet1.J1:Sheet1.J21" chart:class="chart:line">
            <chart:data-point chart:repeated="21"/>
          </chart:series>
          <chart:series chart:style-name="ch9" chart:values-cell-range-address="Sheet1.K1:Sheet1.K2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J1:Sheet1.J21</svg:desc>
                </draw:g>
              </table:table-cell>
              <table:table-cell office:value-type="float" office:value="33.333333">
                <text:p>33.333333</text:p>
                <draw:g>
                  <svg:desc>Sheet1.K1:Sheet1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5">
                <text:p>27.5</text:p>
              </table:table-cell>
              <table:table-cell office:value-type="float" office:value="9.090909">
                <text:p>9.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25">
                <text:p>26.25</text:p>
              </table:table-cell>
              <table:table-cell office:value-type="float" office:value="4.761905">
                <text:p>4.761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875">
                <text:p>26.875</text:p>
              </table:table-cell>
              <table:table-cell office:value-type="float" office:value="2.325581">
                <text:p>2.325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5625">
                <text:p>26.5625</text:p>
              </table:table-cell>
              <table:table-cell office:value-type="float" office:value="1.176471">
                <text:p>1.176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71875">
                <text:p>26.71875</text:p>
              </table:table-cell>
              <table:table-cell office:value-type="float" office:value="0.584795">
                <text:p>0.584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796875">
                <text:p>26.796875</text:p>
              </table:table-cell>
              <table:table-cell office:value-type="float" office:value="0.291545">
                <text:p>0.291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757812">
                <text:p>26.757812</text:p>
              </table:table-cell>
              <table:table-cell office:value-type="float" office:value="0.145985">
                <text:p>0.145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777344">
                <text:p>26.777344</text:p>
              </table:table-cell>
              <table:table-cell office:value-type="float" office:value="0.072939">
                <text:p>0.072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787109">
                <text:p>26.787109</text:p>
              </table:table-cell>
              <table:table-cell office:value-type="float" office:value="0.036456">
                <text:p>0.036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782227">
                <text:p>26.782227</text:p>
              </table:table-cell>
              <table:table-cell office:value-type="float" office:value="0.018232">
                <text:p>0.018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79785">
                <text:p>26.779785</text:p>
              </table:table-cell>
              <table:table-cell office:value-type="float" office:value="0.009117">
                <text:p>0.009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81006">
                <text:p>26.781006</text:p>
              </table:table-cell>
              <table:table-cell office:value-type="float" office:value="0.004558">
                <text:p>0.004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780396">
                <text:p>26.780396</text:p>
              </table:table-cell>
              <table:table-cell office:value-type="float" office:value="0.002279">
                <text:p>0.002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78009">
                <text:p>26.78009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780243">
                <text:p>26.780243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780167">
                <text:p>26.780167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780128">
                <text:p>26.78012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80148">
                <text:p>26.780148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780157">
                <text:p>26.780157</text:p>
              </table:table-cell>
              <table:table-cell office:value-type="float" office:value="0.000036">
                <text:p>0.000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93cm" svg:y="4.034cm" style:legend-expansion="high" chart:style-name="ch2"/>
        <chart:plot-area chart:style-name="ch3" table:cell-range-address="Sheet1.M1:Sheet1.N21" svg:x="0.319cm" svg:y="0.18cm" svg:width="12.455cm" svg:height="8.646cm">
          <chartooo:coordinate-region svg:x="0.94cm" svg:y="0.34cm" svg:width="11.461cm" svg:height="7.9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1:Sheet1.M21" chart:class="chart:line">
            <chart:data-point chart:repeated="21"/>
          </chart:series>
          <chart:series chart:style-name="ch7" chart:values-cell-range-address="Sheet1.N1:Sheet1.N2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M1:Sheet1.M21</svg:desc>
                </draw:g>
              </table:table-cell>
              <table:table-cell office:value-type="float" office:value="100">
                <text:p>100</text:p>
                <draw:g>
                  <svg:desc>Sheet1.N1:Sheet1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3.333333">
                <text:p>33.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5">
                <text:p>17.5</text:p>
              </table:table-cell>
              <table:table-cell office:value-type="float" office:value="14.285714">
                <text:p>14.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25">
                <text:p>16.25</text:p>
              </table:table-cell>
              <table:table-cell office:value-type="float" office:value="7.692308">
                <text:p>7.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625">
                <text:p>15.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125">
                <text:p>15.3125</text:p>
              </table:table-cell>
              <table:table-cell office:value-type="float" office:value="2.040816">
                <text:p>2.040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6875">
                <text:p>15.46875</text:p>
              </table:table-cell>
              <table:table-cell office:value-type="float" office:value="1.010101">
                <text:p>1.01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90625">
                <text:p>15.390625</text:p>
              </table:table-cell>
              <table:table-cell office:value-type="float" office:value="0.507614">
                <text:p>0.507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51562">
                <text:p>15.351562</text:p>
              </table:table-cell>
              <table:table-cell office:value-type="float" office:value="0.254453">
                <text:p>0.254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371094">
                <text:p>15.371094</text:p>
              </table:table-cell>
              <table:table-cell office:value-type="float" office:value="0.127065">
                <text:p>0.127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0859">
                <text:p>15.380859</text:p>
              </table:table-cell>
              <table:table-cell office:value-type="float" office:value="0.063492">
                <text:p>0.063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85742">
                <text:p>15.385742</text:p>
              </table:table-cell>
              <table:table-cell office:value-type="float" office:value="0.031736">
                <text:p>0.031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388184">
                <text:p>15.388184</text:p>
              </table:table-cell>
              <table:table-cell office:value-type="float" office:value="0.015865">
                <text:p>0.01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389404">
                <text:p>15.389404</text:p>
              </table:table-cell>
              <table:table-cell office:value-type="float" office:value="0.007932">
                <text:p>0.007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88794">
                <text:p>15.388794</text:p>
              </table:table-cell>
              <table:table-cell office:value-type="float" office:value="0.003966">
                <text:p>0.003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88489">
                <text:p>15.388489</text:p>
              </table:table-cell>
              <table:table-cell office:value-type="float" office:value="0.001983">
                <text:p>0.001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388336">
                <text:p>15.388336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38826">
                <text:p>15.38826</text:p>
              </table:table-cell>
              <table:table-cell office:value-type="float" office:value="0.000496">
                <text:p>0.000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88222">
                <text:p>15.388222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388203">
                <text:p>15.38820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388212">
                <text:p>15.388212</text:p>
              </table:table-cell>
              <table:table-cell office:value-type="float" office:value="0.000062">
                <text:p>0.0000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66cm" svg:y="4.033cm" style:legend-expansion="high" chart:style-name="ch2"/>
        <chart:plot-area chart:style-name="ch3" table:cell-range-address="Sheet1.W1:Sheet1.X21" svg:x="0.319cm" svg:y="0.18cm" svg:width="12.428cm" svg:height="8.645cm">
          <chartooo:coordinate-region svg:x="0.94cm" svg:y="0.341cm" svg:width="11.434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1:Sheet1.W21" chart:class="chart:line">
            <chart:data-point chart:repeated="21"/>
          </chart:series>
          <chart:series chart:style-name="ch7" chart:values-cell-range-address="Sheet1.X1:Sheet1.X2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W1:Sheet1.W21</svg:desc>
                </draw:g>
              </table:table-cell>
              <table:table-cell office:value-type="float" office:value="100">
                <text:p>100</text:p>
                <draw:g>
                  <svg:desc>Sheet1.X1:Sheet1.X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33.333333">
                <text:p>33.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75">
                <text:p>6.875</text:p>
              </table:table-cell>
              <table:table-cell office:value-type="float" office:value="9.090909">
                <text:p>9.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75">
                <text:p>7.1875</text:p>
              </table:table-cell>
              <table:table-cell office:value-type="float" office:value="4.347826">
                <text:p>4.347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4375">
                <text:p>7.34375</text:p>
              </table:table-cell>
              <table:table-cell office:value-type="float" office:value="2.12766">
                <text:p>2.1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21875">
                <text:p>7.421875</text:p>
              </table:table-cell>
              <table:table-cell office:value-type="float" office:value="1.052632">
                <text:p>1.052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60938">
                <text:p>7.460938</text:p>
              </table:table-cell>
              <table:table-cell office:value-type="float" office:value="0.52356">
                <text:p>0.52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80469">
                <text:p>7.480469</text:p>
              </table:table-cell>
              <table:table-cell office:value-type="float" office:value="0.261097">
                <text:p>0.261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70703">
                <text:p>7.47070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6582">
                <text:p>7.46582</text:p>
              </table:table-cell>
              <table:table-cell office:value-type="float" office:value="0.065402">
                <text:p>0.065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63379">
                <text:p>7.463379</text:p>
              </table:table-cell>
              <table:table-cell office:value-type="float" office:value="0.032712">
                <text:p>0.032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646">
                <text:p>7.4646</text:p>
              </table:table-cell>
              <table:table-cell office:value-type="float" office:value="0.016353">
                <text:p>0.016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6521">
                <text:p>7.46521</text:p>
              </table:table-cell>
              <table:table-cell office:value-type="float" office:value="0.008176">
                <text:p>0.008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464905">
                <text:p>7.464905</text:p>
              </table:table-cell>
              <table:table-cell office:value-type="float" office:value="0.004088">
                <text:p>0.004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5057">
                <text:p>7.465057</text:p>
              </table:table-cell>
              <table:table-cell office:value-type="float" office:value="0.002044">
                <text:p>0.002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65134">
                <text:p>7.465134</text:p>
              </table:table-cell>
              <table:table-cell office:value-type="float" office:value="0.001022">
                <text:p>0.001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65172">
                <text:p>7.465172</text:p>
              </table:table-cell>
              <table:table-cell office:value-type="float" office:value="0.000511">
                <text:p>0.000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465191">
                <text:p>7.465191</text:p>
              </table:table-cell>
              <table:table-cell office:value-type="float" office:value="0.000255">
                <text:p>0.000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65181">
                <text:p>7.465181</text:p>
              </table:table-cell>
              <table:table-cell office:value-type="float" office:value="0.000128">
                <text:p>0.0001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08cm" svg:y="4.243cm" style:legend-expansion="high" chart:style-name="ch2"/>
        <chart:plot-area chart:style-name="ch3" table:cell-range-address="Sheet1.AA23:Sheet1.AA63" svg:x="0.319cm" svg:y="0.18cm" svg:width="12.27cm" svg:height="8.646cm">
          <chartooo:coordinate-region svg:x="1.152cm" svg:y="0.34cm" svg:width="11.324cm" svg:height="8.3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23:Sheet1.AA63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">
                <text:p>0.38</text:p>
                <draw:g>
                  <svg:desc>Sheet1.AA23:Sheet1.AA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15">
                <text:p>-0.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34">
                <text:p>-0.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53">
                <text:p>-0.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72">
                <text:p>-0.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91">
                <text:p>-0.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09">
                <text:p>-0.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7">
                <text:p>-0.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62">
                <text:p>-0.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97">
                <text:p>-0.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14">
                <text:p>-0.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31">
                <text:p>-0.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7">
                <text:p>-0.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64">
                <text:p>-0.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96">
                <text:p>-0.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13">
                <text:p>-0.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28">
                <text:p>-0.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44">
                <text:p>-0.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908cm" svg:y="4.243cm" style:legend-expansion="high" chart:style-name="ch2"/>
        <chart:plot-area chart:style-name="ch3" table:cell-range-address="Sheet1.AH7:Sheet1.AH47" svg:x="0.319cm" svg:y="0.18cm" svg:width="12.27cm" svg:height="8.646cm">
          <chartooo:coordinate-region svg:x="1.152cm" svg:y="0.34cm" svg:width="11.324cm" svg:height="8.3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H7:Sheet1.AH47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">
                <text:p>0.198</text:p>
                <draw:g>
                  <svg:desc>Sheet1.AH7:Sheet1.A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7">
                <text:p>-0.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5">
                <text:p>-0.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52">
                <text:p>-0.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74">
                <text:p>-0.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5">
                <text:p>-0.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37">
                <text:p>-0.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7">
                <text:p>-0.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77">
                <text:p>-0.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97">
                <text:p>-0.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17">
                <text:p>-0.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55">
                <text:p>-0.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73">
                <text:p>-0.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91">
                <text:p>-0.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09">
                <text:p>-0.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27">
                <text:p>-0.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45">
                <text:p>-0.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62">
                <text:p>-0.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79">
                <text:p>-0.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96">
                <text:p>-0.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13">
                <text:p>-0.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46">
                <text:p>-0.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63">
                <text:p>-0.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79">
                <text:p>-0.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95">
                <text:p>-0.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1">
                <text:p>-0.6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27">
                <text:p>-0.6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